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6">
      <style:table-cell-properties style:text-align-source="fix" style:repeat-content="false"/>
      <style:paragraph-properties fo:text-align="end" fo:margin-left="0cm"/>
    </style:style>
    <style:style style:name="ce157"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8" style:family="table-cell" style:parent-style-name="Default" style:data-style-name="N1">
      <style:table-cell-properties style:text-align-source="fix" style:repeat-content="false"/>
      <style:paragraph-properties fo:text-align="end" fo:margin-left="0cm"/>
    </style:style>
    <style:style style:name="ce159"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37">
      <style:table-cell-properties style:text-align-source="fix" style:repeat-content="false"/>
      <style:paragraph-properties fo:text-align="end" fo:margin-left="0cm"/>
    </style:style>
    <style:style style:name="ce161"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4">
      <style:table-cell-properties style:text-align-source="fix" style:repeat-content="false"/>
      <style:paragraph-properties fo:text-align="start" fo:margin-left="0cm"/>
    </style:style>
    <style:style style:name="ce163"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5"/>
        <table:table-column table:style-name="co10" table:default-cell-style-name="ce155"/>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2" table:formula="of:=IF([.A4];-1;IF([.G4]&lt;&gt;[.H4];0;1))" office:value-type="float" office:value="-1">
            <text:p>SKIP (-1)</text:p>
          </table:table-cell>
          <table:table-cell table:style-name="ce163"/>
        </table:table-row>
        <table:table-row table:style-name="ro2">
          <table:table-cell/>
          <table:table-cell table:style-name="ce154" table:number-columns-repeated="5"/>
          <table:table-cell table:number-columns-repeated="2"/>
          <table:table-cell table:style-name="ce162" table:formula="of:=IF([.A5];-1;IF([.G5]&lt;&gt;[.H5];0;1))" office:value-type="float" office:value="1">
            <text:p>PASS (1)</text:p>
          </table:table-cell>
          <table:table-cell table:style-name="ce163"/>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2"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2"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2"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2"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2"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2"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2"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2"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2"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2"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2"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2"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2"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2"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2"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2"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2"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2"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2"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2"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2"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2"/>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2"/>
          <table:table-cell/>
        </table:table-row>
        <table:table-row table:style-name="ro2" table:number-rows-repeated="17">
          <table:table-cell table:number-columns-repeated="8"/>
          <table:table-cell table:style-name="ce162"/>
          <table:table-cell/>
        </table:table-row>
        <table:table-row table:style-name="ro2">
          <table:table-cell office:value-type="string">
            <text:p>&gt;&gt;&gt;&gt;</text:p>
          </table:table-cell>
          <table:table-cell table:formula="of:=TEST_PARSER(&quot;primitives&quot;)" office:value-type="string" office:string-value="test_Parser(primitives): 0,3 237">
            <text:p>test_Parser(primitives): 0,3 237</text:p>
          </table:table-cell>
          <table:table-cell table:formula="of:=TESTSTAT(&quot;name&quot;; [.B46])" office:value-type="string" office:string-value="test_Parser(primitives):">
            <text:p>test_Parser(primitives):</text:p>
          </table:table-cell>
          <table:table-cell table:style-name="ce156" table:formula="of:=TESTSTAT(&quot;time&quot;; [.B46])" office:value-type="float" office:value="0.3">
            <text:p>0,3 sec</text:p>
          </table:table-cell>
          <table:table-cell table:style-name="ce158" table:formula="of:=TESTSTAT(&quot;count&quot;; [.B46])" office:value-type="float" office:value="237">
            <text:p>237</text:p>
          </table:table-cell>
          <table:table-cell table:style-name="ce160" table:formula="of:=[.E46]/[.D46]" office:value-type="float" office:value="790">
            <text:p>790,0 a/sec</text:p>
          </table:table-cell>
          <table:table-cell table:number-columns-repeated="2"/>
          <table:table-cell table:style-name="ce162"/>
          <table:table-cell/>
        </table:table-row>
        <table:table-row table:style-name="ro2">
          <table:table-cell/>
          <table:table-cell table:formula="of:=TEST_PARSER(&quot;multiplicity&quot;)" office:value-type="string" office:string-value="test_Parser(multiplicity): 1,7 308">
            <text:p>test_Parser(multiplicity): 1,7 308</text:p>
          </table:table-cell>
          <table:table-cell table:formula="of:=TESTSTAT(&quot;name&quot;; [.B47])" office:value-type="string" office:string-value="test_Parser(multiplicity):">
            <text:p>test_Parser(multiplicity):</text:p>
          </table:table-cell>
          <table:table-cell table:style-name="ce156" table:formula="of:=TESTSTAT(&quot;time&quot;; [.B47])" office:value-type="float" office:value="1.7">
            <text:p>1,7 sec</text:p>
          </table:table-cell>
          <table:table-cell table:style-name="ce158" table:formula="of:=TESTSTAT(&quot;count&quot;; [.B47])" office:value-type="float" office:value="308">
            <text:p>308</text:p>
          </table:table-cell>
          <table:table-cell table:style-name="ce160" table:formula="of:=[.E47]/[.D47]" office:value-type="float" office:value="181.176470588235">
            <text:p>181,2 a/sec</text:p>
          </table:table-cell>
          <table:table-cell table:number-columns-repeated="4"/>
        </table:table-row>
        <table:table-row table:style-name="ro2">
          <table:table-cell/>
          <table:table-cell table:formula="of:=TEST_PARSER(&quot;basic&quot;)" office:value-type="string" office:string-value="test_Parser(basic): 0,7 144">
            <text:p>test_Parser(basic): 0,7 144</text:p>
          </table:table-cell>
          <table:table-cell table:formula="of:=TESTSTAT(&quot;name&quot;; [.B48])" office:value-type="string" office:string-value="test_Parser(basic):">
            <text:p>test_Parser(basic):</text:p>
          </table:table-cell>
          <table:table-cell table:style-name="ce156" table:formula="of:=TESTSTAT(&quot;time&quot;; [.B48])" office:value-type="float" office:value="0.7">
            <text:p>0,7 sec</text:p>
          </table:table-cell>
          <table:table-cell table:style-name="ce158" table:formula="of:=TESTSTAT(&quot;count&quot;; [.B48])" office:value-type="float" office:value="144">
            <text:p>144</text:p>
          </table:table-cell>
          <table:table-cell table:style-name="ce160" table:formula="of:=[.E48]/[.D48]" office:value-type="float" office:value="205.714285714286">
            <text:p>205,7 a/sec</text:p>
          </table:table-cell>
          <table:table-cell table:number-columns-repeated="4"/>
        </table:table-row>
        <table:table-row table:style-name="ro2">
          <table:table-cell/>
          <table:table-cell table:formula="of:=TEST_PARSER(&quot;numbers&quot;)" office:value-type="string" office:string-value="test_Parser(numbers): 2,4 296">
            <text:p>test_Parser(numbers): 2,4 296</text:p>
          </table:table-cell>
          <table:table-cell table:formula="of:=TESTSTAT(&quot;name&quot;; [.B49])" office:value-type="string" office:string-value="test_Parser(numbers):">
            <text:p>test_Parser(numbers):</text:p>
          </table:table-cell>
          <table:table-cell table:style-name="ce156" table:formula="of:=TESTSTAT(&quot;time&quot;; [.B49])" office:value-type="float" office:value="2.4">
            <text:p>2,4 sec</text:p>
          </table:table-cell>
          <table:table-cell table:style-name="ce158" table:formula="of:=TESTSTAT(&quot;count&quot;; [.B49])" office:value-type="float" office:value="296">
            <text:p>296</text:p>
          </table:table-cell>
          <table:table-cell table:style-name="ce160" table:formula="of:=[.E49]/[.D49]" office:value-type="float" office:value="123.333333333333">
            <text:p>123,3 a/sec</text:p>
          </table:table-cell>
          <table:table-cell table:number-columns-repeated="4"/>
        </table:table-row>
        <table:table-row table:style-name="ro2">
          <table:table-cell/>
          <table:table-cell table:formula="of:=TEST_PARSER(&quot;types&quot;)" office:value-type="string" office:string-value="test_Parser(types): 1,8 83">
            <text:p>test_Parser(types): 1,8 83</text:p>
          </table:table-cell>
          <table:table-cell table:formula="of:=TESTSTAT(&quot;name&quot;; [.B50])" office:value-type="string" office:string-value="test_Parser(types):">
            <text:p>test_Parser(types):</text:p>
          </table:table-cell>
          <table:table-cell table:style-name="ce156" table:formula="of:=TESTSTAT(&quot;time&quot;; [.B50])" office:value-type="float" office:value="1.8">
            <text:p>1,8 sec</text:p>
          </table:table-cell>
          <table:table-cell table:style-name="ce158" table:formula="of:=TESTSTAT(&quot;count&quot;; [.B50])" office:value-type="float" office:value="83">
            <text:p>83</text:p>
          </table:table-cell>
          <table:table-cell table:style-name="ce160" table:formula="of:=[.E50]/[.D50]" office:value-type="float" office:value="46.1111111111111">
            <text:p>46,1 a/sec</text:p>
          </table:table-cell>
          <table:table-cell table:number-columns-repeated="4"/>
        </table:table-row>
        <table:table-row table:style-name="ro2">
          <table:table-cell table:number-columns-repeated="3"/>
          <table:table-cell table:style-name="ce157" table:formula="of:=SUM([.D46:.D50])" office:value-type="float" office:value="6.9">
            <text:p>6,9 sec</text:p>
          </table:table-cell>
          <table:table-cell table:style-name="ce159" table:formula="of:=SUM([.E46:.E50])" office:value-type="float" office:value="1068">
            <text:p>1068</text:p>
          </table:table-cell>
          <table:table-cell table:style-name="ce161" table:formula="of:=[.E51]/[.D51]" office:value-type="float" office:value="154.782608695652">
            <text:p>154,8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6,6 1068">
            <text:p>test_Parser(all): 6,6 1068</text:p>
          </table:table-cell>
          <table:table-cell table:formula="of:=TESTSTAT(&quot;name&quot;; [.B53])" office:value-type="string" office:string-value="test_Parser(all):">
            <text:p>test_Parser(all):</text:p>
          </table:table-cell>
          <table:table-cell table:style-name="ce156" table:formula="of:=TESTSTAT(&quot;time&quot;; [.B53])" office:value-type="float" office:value="6.6">
            <text:p>6,6 sec</text:p>
          </table:table-cell>
          <table:table-cell table:style-name="ce158" table:formula="of:=TESTSTAT(&quot;count&quot;; [.B53])" office:value-type="float" office:value="1068">
            <text:p>1068</text:p>
          </table:table-cell>
          <table:table-cell table:style-name="ce160" table:formula="of:=[.E53]/[.D53]" office:value-type="float" office:value="161.818181818182">
            <text:p>161,8 a/sec</text:p>
          </table:table-cell>
          <table:table-cell table:number-columns-repeated="4"/>
        </table:table-row>
        <table:table-row table:style-name="ro2" table:number-rows-repeated="1048522">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20.04.2017</text:date>, <text:time>16:45: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0T16:45:19.64</dc:date>
    <meta:editing-duration>P140DT3H31M42S</meta:editing-duration>
    <meta:editing-cycles>404</meta:editing-cycles>
    <meta:generator>OpenOffice/4.1.2$Win32 OpenOffice.org_project/412m3$Build-9782</meta:generator>
    <meta:document-statistic meta:table-count="10" meta:cell-count="769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TList
	If xs.len &lt;= 1 Then
		result = xs
	Else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f = Fn.foldr
	assertEqual(isFn(f), True).x
	assertEqual(arity(f),   3).x
	
	f = foldr(concat)
	assertEqual(isFn(f), True).x
	assertEqual(arity(f),   2).x
	
	f = foldr(concat, "xxx")
	assertEqual(isFn(f), True).x
	assertEqual(arity(f),   1).x
	
	assertEqual(apply(f, nil),                      "xxx").x
	assertEqual(apply(f, List("a")),			 	"xxxa").x
	assertEqual(apply(f, List("a", "b")),		 	"xxxab").x
	assertEqual(apply(f, List("a", "b", "c")),	 	"xxxabc").x
	assertEqual(apply(f, List("d", "a", "c", "b")),	"xxxdacb").x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l(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Select Case p.tp
			Case "fail":		result = "fail"
			Case "return":		result = "(return " &amp; toString(p.st) &amp; ")"
			Case "item": 		result = "item"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seq"
				Dim ps As Variant, f As Objec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If isMissing(v) Then
		pReturn = oFn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 TODO: pBind: check if f is proper function
		pBind = mkParser("bind", Array(p, f))
	End If
End Function

' Requires both, p and q to succeed in sequence, but throws away q's result value
' and instead returns p's value together with q's pos.
' This is useful to eat up trailing whitespace, for example.
' ---
' pThen = p &gt;&gt;= (\v.q &gt;&gt;= \_.return v)
'       = p &gt;&gt;= (\v.q &gt;&gt;= (K ° return) v
'		= p &gt;&gt;= (\r f v.let x = applyP r
'						in if (fail? x)
'						   then fail
'						   else f v
'				) q (K ° return)
'		= p &gt;&gt;= (\v.let x = applyP q
'					in if (fail? x)
'					   then fail
'					   else (K ° return) v
'		= p &gt;&gt;= (((&gt;&gt;=) q ) ° (K ° return)))
Function pThen(p As Parser, q As Parser)
	pThen = pBind(p, compose(pBind(q), compose(fstArg, pReturn)))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Fn.asc)) : End If
	pNextAsc = result
End Function

' succeeds on strings with the given prefix t by returning t,
' and advancing pos by the length of t
Function pStr(Optional t As String)
	Static oFn As Object : If isNull(oFn) Then : oFn = mkParser("str") : End If
	If isMissing(t) Then
		pStr = oF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Fn.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Fn.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AlphaLower()
	Static result As Parser	' an uninitialized instance of Parser at first
	If result.tp = "" Then
		result = pBind(pItem, _
					ite(compose(inRange(Asc("a"), Asc("z")), Fn.asc), _
						pReturn, _
						fstArg(pFail) _
				 )	)
	End If
	pAlphaLower = result
End Function

Function pAlphaUpper()
	Static result As Parser	' an uninitialized instance of Parser at first
	If result.tp = "" Then
		result = pBind(pItem, _
					ite(compose(inRange(Asc("A"), Asc("Z")), Fn.asc), _
						pReturn, _
						fstArg(pFail) _
				 )	)
	End If
	pAlphaUpper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Dim recDummy As Object
		
		' Left ::= ws* N
		pLeft = pSeq(Array(pMany(pWhite), recDummy), sndArg)
		
		' Right ::= "-&gt;" S
		pRight = pSeq(Array(pStr("-&gt;"), recDummy), sndArg)
		
		' S ::= Left ws* Right?
		pS = pSeq(Array(pLeft,_
						pSeq(Array(pMany(pWhite), pZeroOrOne(pRight)),_
						sndArg),_
				  ), Fn.maybeMakeArrowType)
		
		pRight.st(0)(1) = pS ' fix up recursive call to S in Right
		
		' ParenS ::= "(" S ")"
		pParenS = pSeq(Array(pSeq(Array(pStr("("), pS), sndArg),_
						     pStr(")")_
					   ), fstArg)
		
		' TypeArg ::= ws+ N
		pTypeArg = pSeq(Array(pMany1(pWhite), recDummy), sndArg)
		
		' Ctor ::= TypeCtor TypeArg*
		pCtor = pSeq(Array(pTypeCtor, pMany(pTypeArg)), Fn.mkTypeCtor)
		
		' N ::= ParenS | BaseType | Ctor | TypeVar
		pN = foldl1(pChoice, List(pParenS, pBaseType, pCtor, pTypeVar))
		
		pLeft.st(0)(1) = pN ' fix up recursive call to N in Left
		pTypeArg.st(0)(1) = pN ' fix up recursive call to N in TypeArg
			
		result = pS

		'msgbox(toString(pLeft))
	End If
	pTypeExpr = result
End Function

Function pBaseType()
	Static result As Object
	If isNull(result) Then
		result = foldl1(pChoice, _
						map(pStr, List("Bool", "Str", "Int", "Long"))_
		)
	End If
	pBaseType = result
End Function

Function pTypeVar()
	pTypeVar = pAlphaLower
End Function

Function pTypeCtor()
	Static result As Object
	If isNull(result) Then
		result = foldl1(pChoice, _
						map(pStr, List("List", "Maybe", "Parser"))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mkTypeCtor = "(" &amp; ctorName &amp; " " &amp; toString(typeArgs) &amp; ")"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invalid arg parser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 do NOT access .tp on fResult - it's effectively as fixing fResult's type to Object...!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nxtPos)
		End If
		'MsgBox("seq/" &amp; p.st(1) &amp; ": " &amp; toString(result))
	Else
		result = "unknown Parser '" &amp; p.tp &amp; "'"
		MsgBox("Error in applyP: " &amp; result)
	End If
	applyP = result
End Function


'= tests ======================================================================

Global refute_parses_pass As Object

Function [-----------------------------]()
End Function

Function test_Parser(Optional what)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bind()	
		test_Parser_then()	
		test_Parser_item()
		test_Parser_nextAsc()
		test_Parser_choice()
	End If
	If isMissing(what) Or (what = "all") Or (what = "multiplicity") Then
		test_Parser_zeroOrOne()
		test_Parser_manyRev()
		test_Parser_many()
		test_Parser_many1Rev()
		test_Parser_many1()	
	End If	
	If isMissing(what) Or (what = "all") Or (what = "basic") Then
		test_Parser_str()
		test_Parser_white()
		test_Parser_seq()
		test_Parser_alphaLower()
		test_Parser_alphaUpper()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If isMissing(what) Then
		aPerSec =  CLng(10 * aCount / tm) / 10
		Dim summary As String
		summary = tm &amp; " sec for " &amp; aCount &amp; " assertions, "_
		&amp; chr(13) &amp; "that's ~" &amp; aPerSec &amp; " assertions/sec"
		MsgBox(summary)
		result = summary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then()
	Dim p As Object
	'TODO: make pThen (partially) applicable
'	p = pThen
'	assertEqual(isFn(p), True).x
'	assertEqual(arity(p),   2).x
	
	p = pThen(pStr("x"), pStr(" "))
	refute_parses(p, "xabcd").x
	refute_parses(p, "yabcd").x
	refute_parses(p, "y abcd").x
	assert_parses(p, "x abcd",		"x", 3).x
	assert_parses(p, "x  abcd",		"x", 3).x
	assert_parses(p, "x   abcd",	"x", 3).x

	p = pThen(pStr("x"), pMany(pStr(" ")))
	assert_parses(p, "xabcd",		"x", 2).x
	refute_parses(p, "yabcd").x
	refute_parses(p, "y abcd").x
	assert_parses(p, "x abcd",		"x", 3).x
	assert_parses(p, "x  abcd",		"x", 4).x
	assert_parses(p, "x   abcd",	"x", 5).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refute_parses(p, "Bool").x
	refute_parses(p, "bool").x

	refute_parses(p, "Str").x
	refute_parses(p, "str").x

	refute_parses(p, "Int").x
	refute_parses(p, "int").x

	refute_parses(p, "Long").x
	refute_parses(p, "long").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